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D0000004B5B234EAA5DF2B20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style:font-weight-asian="bold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fo:font-size="36pt" fo:font-weight="bold" style:font-size-asian="36pt" style:font-weight-asian="bold" style:font-size-complex="36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fo:font-size="24pt" fo:font-weight="bold" style:font-size-asian="24pt" style:font-weight-asian="bold" style:font-size-complex="24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fo:font-size="18pt" fo:font-weight="bold" style:font-size-asian="18pt" style:font-weight-asian="bold" style:font-size-complex="18pt"/>
    </style:style>
    <style:style style:name="P9" style:family="paragraph" style:parent-style-name="Standard">
      <style:paragraph-properties fo:margin-top="0cm" fo:margin-bottom="0cm" loext:contextual-spacing="false"/>
      <style:text-properties officeooo:rsid="000cf3a9" officeooo:paragraph-rsid="000cf3a9"/>
    </style:style>
    <style:style style:name="P10" style:family="paragraph" style:parent-style-name="Standard">
      <style:paragraph-properties fo:margin-top="0cm" fo:margin-bottom="0cm" loext:contextual-spacing="false"/>
      <style:text-properties officeooo:paragraph-rsid="000da710"/>
    </style:style>
    <style:style style:name="P11" style:family="paragraph" style:parent-style-name="Standard">
      <style:paragraph-properties fo:margin-top="0cm" fo:margin-bottom="0cm" loext:contextual-spacing="false"/>
      <style:text-properties officeooo:rsid="000da710" officeooo:paragraph-rsid="000da710"/>
    </style:style>
    <style:style style:name="P12" style:family="paragraph" style:parent-style-name="Standard">
      <style:paragraph-properties fo:margin-top="0cm" fo:margin-bottom="0cm" loext:contextual-spacing="false"/>
      <style:text-properties officeooo:rsid="000f42a7" officeooo:paragraph-rsid="000f42a7"/>
    </style:style>
    <style:style style:name="P13" style:family="paragraph" style:parent-style-name="Standard" style:master-page-name="Standard">
      <style:paragraph-properties fo:margin-top="0cm" fo:margin-bottom="0cm" loext:contextual-spacing="false" fo:text-align="end" style:justify-single-word="false" style:page-number="1"/>
    </style:style>
    <style:style style:name="P14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</style:style>
    <style:style style:name="P15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  <style:text-properties officeooo:paragraph-rsid="00101a6c"/>
    </style:style>
    <style:style style:name="P16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  <style:text-properties officeooo:rsid="000da710" officeooo:paragraph-rsid="000da710"/>
    </style:style>
    <style:style style:name="P17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  <style:text-properties officeooo:rsid="000f42a7" officeooo:paragraph-rsid="000f42a7"/>
    </style:style>
    <style:style style:name="P18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  <style:text-properties officeooo:rsid="00101a6c" officeooo:paragraph-rsid="00101a6c"/>
    </style:style>
    <style:style style:name="P19" style:family="paragraph" style:parent-style-name="Standard" style:list-style-name="WWNum1">
      <style:paragraph-properties fo:margin-left="0cm" fo:margin-right="0cm" fo:margin-top="0cm" fo:margin-bottom="0cm" loext:contextual-spacing="true" fo:text-indent="0cm" style:auto-text-indent="false"/>
      <style:text-properties officeooo:paragraph-rsid="00101a6c"/>
    </style:style>
    <style:style style:name="P20" style:family="paragraph" style:parent-style-name="Standard" style:list-style-name="WWNum1">
      <style:paragraph-properties fo:margin-left="0cm" fo:margin-right="0cm" fo:margin-top="0cm" fo:margin-bottom="0cm" loext:contextual-spacing="true" fo:text-indent="0cm" style:auto-text-indent="false"/>
      <style:text-properties officeooo:rsid="000da710" officeooo:paragraph-rsid="000da710"/>
    </style:style>
    <style:style style:name="P21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officeooo:rsid="000f42a7" officeooo:paragraph-rsid="000f42a7"/>
    </style:style>
    <style:style style:name="P22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officeooo:rsid="00101a6c" officeooo:paragraph-rsid="00102d60"/>
    </style:style>
    <style:style style:name="P23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officeooo:rsid="00101a6c" officeooo:paragraph-rsid="00102d60"/>
    </style:style>
    <style:style style:name="P24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officeooo:paragraph-rsid="00102d60"/>
    </style:style>
    <style:style style:name="P25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officeooo:rsid="00102d60"/>
    </style:style>
    <style:style style:name="P26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officeooo:rsid="00102d60" officeooo:paragraph-rsid="00102d60"/>
    </style:style>
    <style:style style:name="P27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officeooo:rsid="00111fd7" officeooo:paragraph-rsid="00111fd7"/>
    </style:style>
    <style:style style:name="P28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officeooo:rsid="0011f9db" officeooo:paragraph-rsid="0011f9db"/>
    </style:style>
    <style:style style:name="P29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officeooo:rsid="0011f9db" officeooo:paragraph-rsid="0012baf7"/>
    </style:style>
    <style:style style:name="T1" style:family="text">
      <style:text-properties officeooo:rsid="000cf3a9"/>
    </style:style>
    <style:style style:name="T2" style:family="text">
      <style:text-properties officeooo:rsid="000da71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da710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da710" style:font-weight-asian="normal" style:font-weight-complex="normal"/>
    </style:style>
    <style:style style:name="T7" style:family="text">
      <style:text-properties fo:font-weight="normal" officeooo:rsid="000f42a7" style:font-weight-asian="normal" style:font-weight-complex="normal"/>
    </style:style>
    <style:style style:name="T8" style:family="text">
      <style:text-properties fo:font-weight="normal" officeooo:rsid="00101a6c" style:font-weight-asian="normal" style:font-weight-complex="normal"/>
    </style:style>
    <style:style style:name="T9" style:family="text">
      <style:text-properties fo:font-weight="normal" officeooo:rsid="00111fd7" style:font-weight-asian="normal" style:font-weight-complex="normal"/>
    </style:style>
    <style:style style:name="T10" style:family="text">
      <style:text-properties officeooo:rsid="000f42a7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02d60" style:font-style-asian="italic" style:font-style-complex="italic"/>
    </style:style>
    <style:style style:name="T13" style:family="text">
      <style:text-properties fo:font-style="italic" officeooo:rsid="0012baf7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101a6c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0f42a7" style:font-style-asian="italic" style:font-weight-asian="normal" style:font-style-complex="italic" style:font-weight-complex="normal"/>
    </style:style>
    <style:style style:name="T17" style:family="text">
      <style:text-properties officeooo:rsid="0011f9db"/>
    </style:style>
    <style:style style:name="T18" style:family="text">
      <style:text-properties officeooo:rsid="0012baf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Warszawa, 25.05.2018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Politechnika Warszawska</text:p>
      <text:p text:style-name="P4"/>
      <text:p text:style-name="P4"/>
      <text:p text:style-name="P4"/>
      <text:p text:style-name="P4"/>
      <text:p text:style-name="P6">Przedmiot:</text:p>
      <text:p text:style-name="P4"/>
      <text:p text:style-name="P7">Wspomaganie decyzji w warunkach ryzyka</text:p>
      <text:p text:style-name="P4"/>
      <text:p text:style-name="P4"/>
      <text:p text:style-name="P4"/>
      <text:p text:style-name="P4"/>
      <text:p text:style-name="P8">Sprawozdanie projektu</text:p>
      <text:p text:style-name="P1"/>
      <text:p text:style-name="P1"/>
      <text:p text:style-name="P1"/>
      <text:p text:style-name="P1"/>
      <text:p text:style-name="P4">Temat: Zagadnienie produkcji żywności</text:p>
      <text:p text:style-name="P4">Nr: 18109</text:p>
      <text:p text:style-name="P4"/>
      <text:p text:style-name="P1"/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Wykonał: Bartosz Ciulkin</text:p>
      <text:list xml:id="list3282136669080730209" text:style-name="WWNum1">
        <text:list-header>
          <text:p text:style-name="P14"/>
        </text:list-header>
        <text:list-item>
          <text:p text:style-name="P14"><text:soft-page-break/>Wstęp</text:p>
        </text:list-item>
      </text:list>
      <text:p text:style-name="P1"/>
      <text:p text:style-name="P10"><text:span text:style-name="T2">Celem projektu </text:span>jest <text:span text:style-name="T2">optymalizacja</text:span> problem planowania produkcji oleju <text:span text:style-name="T1">w uproszczonym modelu w warunkach ryzyka. Produkcja oleju bazuje na trzech typach olejów (A, B, C) z czego dwa pierwsze są roślinne i ostatni jest nieroślinny. Produkcja jest planowana na miesiące styczeń i luty. Jest znany również stan magazynu na grudzień.</text:span></text:p>
      <text:p text:style-name="P10"/>
      <text:p text:style-name="P11">Dokument będzie przedstawiał poszczególne kroki jakie podjąłem w celu rozwiązania problemu projektu.</text:p>
      <text:p text:style-name="P11"/>
      <text:p text:style-name="P12">Treść pierwszego zadania:</text:p>
      <text:p text:style-name="P12"/>
      <text:p text:style-name="P12">(TBD)</text:p>
      <text:p text:style-name="P12"/>
      <text:p text:style-name="P12">Treść drugiego zadania:</text:p>
      <text:p text:style-name="P12"/>
      <text:p text:style-name="P12">(TBD)</text:p>
      <text:p text:style-name="P11"/>
      <text:list xml:id="list143925005007307" text:continue-numbering="true" text:style-name="WWNum1">
        <text:list-item>
          <text:p text:style-name="P16"><text:span text:style-name="T10">Rozwiązanie z</text:span>adani<text:span text:style-name="T10">a</text:span> pierwsze<text:span text:style-name="T10">go</text:span></text:p>
          <text:p text:style-name="P20"/>
        </text:list-item>
      </text:list>
      <text:p text:style-name="P21"/>
      <text:list xml:id="list143925232772915" text:continue-numbering="true" text:style-name="WWNum1">
        <text:list-item>
          <text:list>
            <text:list-item>
              <text:p text:style-name="P17">Obliczenie wartości oczekiwanych</text:p>
            </text:list-item>
          </text:list>
        </text:list-item>
      </text:list>
      <text:p text:style-name="P21"/>
      <text:p text:style-name="P24"><text:span text:style-name="T2">Wektor losowy </text:span><text:span text:style-name="T4">R</text:span><text:span text:style-name="T6"> opisuje 6-wymiarowy rozkład t-Studenta. Wektor ten definuje ceny rynkowe, które zostaną użyte w zadaniu optymalizacji. </text:span><text:span text:style-name="T7">Do obliczenia wartości oczekiwanych wykorzystałem język </text:span><text:span text:style-name="T16">R</text:span><text:span text:style-name="T7"> oraz bibliotekę</text:span><text:span text:style-name="T16"> mvtnorm</text:span><text:span text:style-name="T7"> </text:span><text:span text:style-name="T8">i wbudowane funkcje </text:span><text:span text:style-name="T15">gamma</text:span><text:span text:style-name="T8"> oraz </text:span><text:span text:style-name="T15">pt</text:span><text:span text:style-name="T7">. </text:span><text:span text:style-name="T8">Podczas implementacji bazowałem na dokumencie </text:span><text:span text:style-name="T15">tStudent.pdf</text:span><text:span text:style-name="T8">, który jest dostępny na serverze </text:span><text:span text:style-name="T15">studia.elka.pw.edu.pl</text:span><text:span text:style-name="T8"> na stronie przedmiotu </text:span><text:span text:style-name="T15">WDWR</text:span><text:span text:style-name="T8">. Dokładniej wykorzystałem wzór (1) z pliku do olbliczenia wartości oczekiwanych.</text:span></text:p>
      <text:p text:style-name="P24"><text:span text:style-name="T8"/></text:p>
      <text:p text:style-name="P24"><draw:frame draw:style-name="fr1" draw:name="Image1" text:anchor-type="paragraph" svg:width="14.03cm" svg:height="1.651cm" draw:z-index="0"><draw:image xlink:href="Pictures/100000000000027D0000004B5B234EAA5DF2B20D.png" xlink:type="simple" xlink:show="embed" xlink:actuate="onLoad"/></draw:frame><text:span text:style-name="T8"/></text:p>
      <text:p text:style-name="P24"><text:span text:style-name="T6"/></text:p>
      <text:p text:style-name="P24"><text:span text:style-name="T6"/></text:p>
      <text:p text:style-name="P23"/>
      <text:p text:style-name="P22"><text:span text:style-name="T11">(1) </text:span><text:span text:style-name="T12">wzór na </text:span><text:span text:style-name="T11">wartość oczekiwana zmiennej losowej R</text:span></text:p>
      <text:p text:style-name="P23"/>
      <text:list xml:id="list143925069249366" text:continue-numbering="true" text:style-name="WWNum1">
        <text:list-item>
          <text:list>
            <text:list-item>
              <text:p text:style-name="P18">Opis nazw zmiennych modelu matematycznego</text:p>
            </text:list-item>
          </text:list>
        </text:list-item>
      </text:list>
      <text:p text:style-name="P25"><text:span text:style-name="T5"/></text:p>
      <text:p text:style-name="P26">Posiadając wartości oczekiwane wektora losowego <text:span text:style-name="T3">R</text:span><text:span text:style-name="T5"> mogłem przystąpić do modelowania zadanego problemu w języku AMPL. W modelu użyto następujących zmiennych:</text:span></text:p>
      <text:p text:style-name="P26"><text:span text:style-name="T9"/></text:p>
      <text:p text:style-name="P27"><text:span text:style-name="T14">k</text:span><text:span text:style-name="T5"> – miesiące (styczeń, luty),</text:span></text:p>
      <text:p text:style-name="P27"><text:span text:style-name="T14">i</text:span><text:span text:style-name="T5"> – typ oleju (A, B – dla roślinnych lub C – dla nieroslinnych)</text:span></text:p>
      <text:p text:style-name="P27"><text:span text:style-name="T11">vege_marketPrices[k,i] </text:span>– <text:span text:style-name="T17">cena i-tego oleju roślinnego w k-tym miesiącu</text:span></text:p>
      <text:p text:style-name="P28"><text:span text:style-name="T11">nonvege_marketPrices[k,i]</text:span> – cena i-tego oleju nieroślinnego w k-tym miesiącu</text:p>
      <text:p text:style-name="P28"><text:span text:style-name="T11">v_oils_refining[k,i]</text:span> – ilość <text:span text:style-name="T18">ton</text:span> rafinowanego i-tego oleju roślinego w k-tym miesiącu</text:p>
      <text:p text:style-name="P28"><text:span text:style-name="T11">n_oils_refining[k,i] </text:span>– ilość <text:span text:style-name="T18">ton</text:span> rafinowanego i-tego oleju nieroślinego w k-tym miesiącu</text:p>
      <text:p text:style-name="P28"><text:span text:style-name="T11">A_is_used</text:span><text:span text:style-name="T13">[k]</text:span> – <text:span text:style-name="T18">flaga dodatniości, która wynosi 1 jeżeli A jest użyte w k-tym miesiącu i odwrotnie</text:span></text:p>
      <text:p text:style-name="P29"><text:span text:style-name="T11">C_is_used</text:span><text:span text:style-name="T13">[k]</text:span><text:span text:style-name="T18"> - flaga dodatniości, która wynosi 1 jeżeli C jest użyte w k-tym miesiącu i odwrotnie</text:span></text:p>
      <text:p text:style-name="P28"><text:soft-page-break/><text:span text:style-name="T11">vege_oil_proportion</text:span><text:span text:style-name="T13">[i]</text:span><text:span text:style-name="T18"> – ilość ton użytego i-tego typu oleju roślinnego do produkcji końowego produktu </text:span></text:p>
      <text:p text:style-name="P29"><text:span text:style-name="T11">nonvege_oil_proportion</text:span><text:span text:style-name="T13">[i] </text:span><text:span text:style-name="T18">– ilość ton użytego i-tego typu oleju nieroślinnego do produkcji końowego produktu </text:span></text:p>
      <text:p text:style-name="P28"><text:span text:style-name="T11">vege_refined_and_stored_oils</text:span><text:span text:style-name="T13">[k,i]</text:span><text:span text:style-name="T18"> – ilość ton rafinowego i magazynowanego i-tego oleju roślinnego w k-tym miesiącu</text:span></text:p>
      <text:p text:style-name="P29"><text:span text:style-name="T11">nonvege_refined_and_stored_oils</text:span><text:span text:style-name="T13">[k,i] </text:span><text:span text:style-name="T18">– ilość ton rafinowego i magazynowanego i-tego oleju nieroślinnego w k-tym miesiącu</text:span></text:p>
      <text:p text:style-name="P28"><text:span text:style-name="T11">vege_oils_storage_costs_sum</text:span><text:span text:style-name="T13">[i]</text:span><text:span text:style-name="T18"> – suma kosztów magazynowania i-tego oleju roślinnego</text:span></text:p>
      <text:p text:style-name="P28"><text:span text:style-name="T11">nonvege_oils_storage_costs_sum</text:span><text:span text:style-name="T13">[i] </text:span><text:span text:style-name="T18">– suma kosztów magazynowania i-tego oleju nieroślinnego</text:span></text:p>
      <text:p text:style-name="P28"><text:span text:style-name="T11">production[k</text:span><text:span text:style-name="T13">]</text:span><text:span text:style-name="T18"> – ilość ton wyprodukowanego oleju w k-tym miesiącu</text:span></text:p>
      <text:list xml:id="list143927059382642" text:continue-numbering="true" text:style-name="WWNum1">
        <text:list-header>
          <text:p text:style-name="P19"/>
        </text:list-header>
        <text:list-item>
          <text:p text:style-name="P15"><text:span text:style-name="T1">Opis m</text:span>odel<text:span text:style-name="T1">u</text:span> matematyczn<text:span text:style-name="T1">ego</text:span></text:p>
        </text:list-item>
      </text:list>
      <text:p text:style-name="P1"/>
      <text:p text:style-name="P1"/>
      <text:p text:style-name="P1"/>
      <text:list xml:id="list143925550017877" text:continue-numbering="true" text:style-name="WWNum1">
        <text:list-item>
          <text:p text:style-name="P14">Rozwiązanie zadanie pierwszego</text:p>
        </text:list-item>
        <text:list-item>
          <text:p text:style-name="P14">Rozwiązania zadania drugiego</text:p>
        </text:list-item>
        <text:list-item>
          <text:p text:style-name="P14">Podsumowanie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pl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pl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/>
    </style:style>
    <style:page-layout style:name="Mpm1">
      <style:page-layout-properties fo:page-width="21.001cm" fo:page-height="29.7cm" style:num-format="1" style:print-orientation="portrait" fo:margin-top="0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5-19T14:39:24.774242740</dc:date>
    <meta:editing-duration>PT10M44S</meta:editing-duration>
    <meta:editing-cycles>1</meta:editing-cycles>
    <meta:document-statistic meta:table-count="0" meta:image-count="1" meta:object-count="0" meta:page-count="3" meta:paragraph-count="40" meta:word-count="360" meta:character-count="2851" meta:non-whitespace-character-count="2521"/>
  </office:meta>
</office:document-meta>
</file>